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03cb8" officeooo:paragraph-rsid="00003cb8"/>
    </style:style>
    <style:style style:name="P2" style:family="paragraph" style:parent-style-name="Standard">
      <style:text-properties fo:language="es" fo:country="ES" style:text-underline-style="none" officeooo:rsid="00003cb8" officeooo:paragraph-rsid="00003cb8"/>
    </style:style>
    <style:style style:name="P3" style:family="paragraph" style:parent-style-name="Standard">
      <style:text-properties fo:language="es" fo:country="ES" style:text-underline-style="none" officeooo:rsid="0002a022" officeooo:paragraph-rsid="0002a022"/>
    </style:style>
    <style:style style:name="P4" style:family="paragraph" style:parent-style-name="Standard">
      <style:text-properties fo:language="es" fo:country="ES" officeooo:rsid="0001e345" officeooo:paragraph-rsid="0001e345"/>
    </style:style>
    <style:style style:name="P5" style:family="paragraph" style:parent-style-name="Standard">
      <style:text-properties fo:language="es" fo:country="ES" officeooo:rsid="0002a022" officeooo:paragraph-rsid="0002a022"/>
    </style:style>
    <style:style style:name="P6" style:family="paragraph" style:parent-style-name="Standard">
      <style:text-properties fo:language="es" fo:country="ES" officeooo:rsid="0003a8c5" officeooo:paragraph-rsid="0003a8c5"/>
    </style:style>
    <style:style style:name="P7" style:family="paragraph" style:parent-style-name="Standard" style:list-style-name="L1">
      <style:text-properties fo:language="es" fo:country="ES" officeooo:rsid="0002a022" officeooo:paragraph-rsid="0002a022"/>
    </style:style>
    <style:style style:name="P8" style:family="paragraph" style:parent-style-name="Standard" style:list-style-name="L1">
      <style:text-properties fo:language="es" fo:country="ES" officeooo:rsid="00003cb8" officeooo:paragraph-rsid="00003cb8"/>
    </style:style>
    <style:style style:name="P9" style:family="paragraph" style:parent-style-name="Standard" style:list-style-name="L1">
      <style:text-properties fo:language="es" fo:country="ES" style:text-underline-style="none" officeooo:rsid="00003cb8" officeooo:paragraph-rsid="00003cb8"/>
    </style:style>
    <style:style style:name="T1" style:family="text">
      <style:text-properties officeooo:rsid="0001e345"/>
    </style:style>
    <style:style style:name="T2" style:family="text">
      <style:text-properties officeooo:rsid="0003a8c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35082097" text:style-name="L1">
        <text:list-item>
          <text:p text:style-name="P7">Introducción</text:p>
        </text:list-item>
      </text:list>
      <text:p text:style-name="P5"/>
      <text:p text:style-name="P5">Se quiere desarrollar una herramienta que permita al usuario abrir y navegar sobre una imagen marcando puntos de interés y más tarde extraer subimagenes de un tamaño concreto alrededor de esos puntos.</text:p>
      <text:p text:style-name="P5"/>
      <text:p text:style-name="P6">Al ir marcando puntos, las coordenadas de estos serán guardados en un archivo de texto en el mismo directorio y con el mismo nombre que la imagen origen con el objetivo de poder extraer subimágenes de distintos tamaños a partir de los mismos puntos.</text:p>
      <text:p text:style-name="P5"/>
      <text:p text:style-name="P5"><text:span text:style-name="T2">En cualquier momento, el usuario podrá exportar las subimágenes </text:span>Todas las <text:span text:style-name="T2">subimágenes</text:span> serán del mismo tamaño (indicado por el usuario) y se<text:span text:style-name="T2">rán nombradas en función a la imagen origen y un número de secuencia. Se generará una carpeta en el mismo directorio que la imagen origen para almacenarán las subimágenes.</text:span></text:p>
      <text:p text:style-name="P5"/>
      <text:list xml:id="list115234261628905" text:continue-numbering="true" text:style-name="L1">
        <text:list-item>
          <text:p text:style-name="P8">Datos de entrada</text:p>
        </text:list-item>
      </text:list>
      <text:p text:style-name="P1"/>
      <text:p text:style-name="P1">A raíz de observar los videos se ha concluido que analizarlos frame por frame no es una buena opción ya que <text:span text:style-name="T1">la evolución de los datos a extraer (hemorragias) es lenta, con lo cual en frames consecutivos los datos apenas varían.</text:span></text:p>
      <text:p text:style-name="P1"/>
      <text:p text:style-name="P4">Una opción es desarrollar un script que extraiga todos los frames del video, y escoger a mano los frames de los cuales se van a extraer datos. Otra opción sería hacer un script que compute la variabilidad entre frames de manera acumulativa y solamente extraiga los frames cuya variabilidad supere un threshold.</text:p>
      <text:p text:style-name="P4"/>
      <text:p text:style-name="P5">En cualquiera de los casos anteriores los datos de entrada serán las imágenes de las que se quieren extraer fragmentos.</text:p>
      <text:p text:style-name="P1"/>
      <text:list xml:id="list115234685335016" text:continue-numbering="true" text:style-name="L1">
        <text:list-item>
          <text:p text:style-name="P9">Datos de salida</text:p>
        </text:list-item>
      </text:list>
      <text:p text:style-name="P2"/>
      <text:p text:style-name="P3">La salida de la herramienta será una cantidad de archivos correspondiente a las subimágenes seleccionadas por el usuario teniendo en cuenta el centro y el tamaño de las mismas.</text:p>
      <text:p text:style-name="P2"/>
      <text:list xml:id="list115233885604664" text:continue-numbering="true" text:style-name="L1">
        <text:list-item>
          <text:p text:style-name="P8">Arquitectur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6-18T11:52:32.206000000</dc:date>
    <meta:editing-duration>PT18M15S</meta:editing-duration>
    <meta:editing-cycles>3</meta:editing-cycles>
    <meta:document-statistic meta:table-count="0" meta:image-count="0" meta:object-count="0" meta:page-count="1" meta:paragraph-count="11" meta:word-count="280" meta:character-count="1654" meta:non-whitespace-character-count="1389"/>
  </office:meta>
</office:document-meta>
</file>